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2"/>
        <table:table-column table:style-name="co1" table:default-cell-style-name="ce3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Pixel</text:p>
          </table:table-cell>
          <table:table-cell/>
          <table:table-cell office:value-type="string" calcext:value-type="string">
            <text:p>time [min]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 [%]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trol_mean</text:p>
          </table:table-cell>
          <table:table-cell table:formula="of:=[.$B$5]*[.E2]+[.$B$6]" office:value-type="float" office:value="87.5" calcext:value-type="float">
            <text:p>87.50</text:p>
          </table:table-cell>
          <table:table-cell table:formula="of:=[.G2]/100" office:value-type="float" office:value="0.875" calcext:value-type="float">
            <text:p>0.87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ontrol_upper</text:p>
          </table:table-cell>
          <table:table-cell table:formula="of:=[.$B$5]*[.E3]+[.$B$6]" office:value-type="float" office:value="91.6666666666667" calcext:value-type="float">
            <text:p>91.67</text:p>
          </table:table-cell>
          <table:table-cell table:formula="of:=[.G3]/100" office:value-type="float" office:value="0.916666666666667" calcext:value-type="float">
            <text:p>0.9167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ontrol_lower</text:p>
          </table:table-cell>
          <table:table-cell table:formula="of:=[.$B$5]*[.E4]+[.$B$6]" office:value-type="float" office:value="83.3333333333333" calcext:value-type="float">
            <text:p>83.33</text:p>
          </table:table-cell>
          <table:table-cell table:formula="of:=[.G4]/100" office:value-type="float" office:value="0.833333333333333" calcext:value-type="float">
            <text:p>0.8333</text:p>
          </table:table-cell>
        </table:table-row>
        <table:table-row table:style-name="ro1">
          <table:table-cell office:value-type="string" calcext:value-type="string">
            <text:p>m=</text:p>
          </table:table-cell>
          <table:table-cell table:formula="of:=([.A3]-[.A2])/([.B3]-[.B2])" office:value-type="float" office:value="-0.595238095238095" calcext:value-type="float">
            <text:p>-0.59523809523809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ontrol_mean</text:p>
          </table:table-cell>
          <table:table-cell table:formula="of:=[.$B$5]*[.E5]+[.$B$6]" office:value-type="float" office:value="85.1190476190476" calcext:value-type="float">
            <text:p>85.12</text:p>
          </table:table-cell>
          <table:table-cell table:formula="of:=[.G5]/100" office:value-type="float" office:value="0.851190476190476" calcext:value-type="float">
            <text:p>0.8512</text:p>
          </table:table-cell>
        </table:table-row>
        <table:table-row table:style-name="ro1">
          <table:table-cell office:value-type="string" calcext:value-type="string">
            <text:p>n=</text:p>
          </table:table-cell>
          <table:table-cell table:formula="of:=[.A2]-[.B5]*[.B2]" office:value-type="float" office:value="125.595238095238" calcext:value-type="float">
            <text:p>125.59523809523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rol_upper</text:p>
          </table:table-cell>
          <table:table-cell table:formula="of:=[.$B$5]*[.E6]+[.$B$6]" office:value-type="float" office:value="89.8809523809524" calcext:value-type="float">
            <text:p>89.88</text:p>
          </table:table-cell>
          <table:table-cell table:formula="of:=[.G6]/100" office:value-type="float" office:value="0.898809523809524" calcext:value-type="float">
            <text:p>0.8988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ontrol_lower</text:p>
          </table:table-cell>
          <table:table-cell table:formula="of:=[.$B$5]*[.E7]+[.$B$6]" office:value-type="float" office:value="80.3571428571429" calcext:value-type="float">
            <text:p>80.36</text:p>
          </table:table-cell>
          <table:table-cell table:formula="of:=[.G7]/100" office:value-type="float" office:value="0.803571428571429" calcext:value-type="float">
            <text:p>0.8036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control_mean</text:p>
          </table:table-cell>
          <table:table-cell table:formula="of:=[.$B$5]*[.E8]+[.$B$6]" office:value-type="float" office:value="82.4404761904762" calcext:value-type="float">
            <text:p>82.44</text:p>
          </table:table-cell>
          <table:table-cell table:formula="of:=[.G8]/100" office:value-type="float" office:value="0.824404761904762" calcext:value-type="float">
            <text:p>0.8244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ontrol_upper</text:p>
          </table:table-cell>
          <table:table-cell table:formula="of:=[.$B$5]*[.E9]+[.$B$6]" office:value-type="float" office:value="89.2857142857143" calcext:value-type="float">
            <text:p>89.29</text:p>
          </table:table-cell>
          <table:table-cell table:formula="of:=[.G9]/100" office:value-type="float" office:value="0.892857142857143" calcext:value-type="float">
            <text:p>0.8929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ontrol_lower</text:p>
          </table:table-cell>
          <table:table-cell table:formula="of:=[.$B$5]*[.E10]+[.$B$6]" office:value-type="float" office:value="75.5952380952381" calcext:value-type="float">
            <text:p>75.60</text:p>
          </table:table-cell>
          <table:table-cell table:formula="of:=[.G10]/100" office:value-type="float" office:value="0.755952380952381" calcext:value-type="float">
            <text:p>0.756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Dkk1_mean</text:p>
          </table:table-cell>
          <table:table-cell table:formula="of:=[.$B$5]*[.E11]+[.$B$6]" office:value-type="float" office:value="57.4404761904762" calcext:value-type="float">
            <text:p>57.44</text:p>
          </table:table-cell>
          <table:table-cell table:formula="of:=[.G11]/100" office:value-type="float" office:value="0.574404761904762" calcext:value-type="float">
            <text:p>0.5744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kk1_lower</text:p>
          </table:table-cell>
          <table:table-cell table:formula="of:=[.$B$5]*[.E12]+[.$B$6]" office:value-type="float" office:value="54.1666666666667" calcext:value-type="float">
            <text:p>54.17</text:p>
          </table:table-cell>
          <table:table-cell table:formula="of:=[.G12]/100" office:value-type="float" office:value="0.541666666666667" calcext:value-type="float">
            <text:p>0.5417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Dkk1_upper</text:p>
          </table:table-cell>
          <table:table-cell table:formula="of:=[.$B$5]*[.E13]+[.$B$6]" office:value-type="float" office:value="60.7142857142857" calcext:value-type="float">
            <text:p>60.71</text:p>
          </table:table-cell>
          <table:table-cell table:formula="of:=[.G13]/100" office:value-type="float" office:value="0.607142857142857" calcext:value-type="float">
            <text:p>0.6071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Dkk1_mean</text:p>
          </table:table-cell>
          <table:table-cell table:formula="of:=[.$B$5]*[.E14]+[.$B$6]" office:value-type="float" office:value="38.6904761904762" calcext:value-type="float">
            <text:p>38.69</text:p>
          </table:table-cell>
          <table:table-cell table:formula="of:=[.G14]/100" office:value-type="float" office:value="0.386904761904762" calcext:value-type="float">
            <text:p>0.3869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Dkk1_lower</text:p>
          </table:table-cell>
          <table:table-cell table:formula="of:=[.$B$5]*[.E15]+[.$B$6]" office:value-type="float" office:value="31.547619047619" calcext:value-type="float">
            <text:p>31.55</text:p>
          </table:table-cell>
          <table:table-cell table:formula="of:=[.G15]/100" office:value-type="float" office:value="0.31547619047619" calcext:value-type="float">
            <text:p>0.3155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kk1_upper</text:p>
          </table:table-cell>
          <table:table-cell table:formula="of:=[.$B$5]*[.E16]+[.$B$6]" office:value-type="float" office:value="45.8333333333333" calcext:value-type="float">
            <text:p>45.83</text:p>
          </table:table-cell>
          <table:table-cell table:formula="of:=[.G16]/100" office:value-type="float" office:value="0.458333333333333" calcext:value-type="float">
            <text:p>0.4583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158.5" calcext:value-type="float">
            <text:p>158.5</text:p>
          </table:table-cell>
          <table:table-cell office:value-type="string" calcext:value-type="string">
            <text:p>Dkk1_mean</text:p>
          </table:table-cell>
          <table:table-cell table:formula="of:=[.$B$5]*[.E17]+[.$B$6]" office:value-type="float" office:value="31.25" calcext:value-type="float">
            <text:p>31.25</text:p>
          </table:table-cell>
          <table:table-cell table:formula="of:=[.G17]/100" office:value-type="float" office:value="0.3125" calcext:value-type="float">
            <text:p>0.3125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Dkk1_lower</text:p>
          </table:table-cell>
          <table:table-cell table:formula="of:=[.$B$5]*[.E18]+[.$B$6]" office:value-type="float" office:value="26.1904761904762" calcext:value-type="float">
            <text:p>26.19</text:p>
          </table:table-cell>
          <table:table-cell table:formula="of:=[.G18]/100" office:value-type="float" office:value="0.261904761904762" calcext:value-type="float">
            <text:p>0.2619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kk1_upper</text:p>
          </table:table-cell>
          <table:table-cell table:formula="of:=[.$B$5]*[.E19]+[.$B$6]" office:value-type="float" office:value="36.3095238095238" calcext:value-type="float">
            <text:p>36.31</text:p>
          </table:table-cell>
          <table:table-cell table:formula="of:=[.G19]/100" office:value-type="float" office:value="0.363095238095238" calcext:value-type="float">
            <text:p>0.3631</text:p>
          </table:table-cell>
        </table:table-row>
        <table:table-row table:style-name="ro1" table:number-rows-repeated="104855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1:06:05.760734600</meta:creation-date>
    <dc:date>2019-09-09T11:27:26.433925749</dc:date>
    <meta:editing-duration>PT11M9S</meta:editing-duration>
    <meta:editing-cycles>2</meta:editing-cycles>
    <meta:generator>LibreOffice/5.4.7.2$Linux_X86_64 LibreOffice_project/c838ef25c16710f8838b1faec480ebba495259d0</meta:generator>
    <meta:document-statistic meta:table-count="1" meta:cell-count="104" meta:object-count="0"/>
  </office:meta>
</office:document-meta>
</file>